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6600"/>
    </style:style>
    <style:style style:name="ce4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7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6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6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9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5" table:number-columns-repeated="3"/>
          <table:table-cell table:style-name="ce54" table:number-columns-repeated="3"/>
          <table:table-cell/>
          <table:table-cell table:style-name="ce75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7"/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'/S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4" office:value-type="string" calcext:value-type="string">
            <text:p>Installer exe</text:p>
          </table:table-cell>
          <table:table-cell table:style-name="ce54" office:value-type="string" calcext:value-type="string">
            <text:p>appdata</text:p>
          </table:table-cell>
          <table:table-cell table:style-name="ce55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86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9"/>
          <table:table-cell table:style-name="ce46" office:value-type="string" calcext:value-type="string">
            <text:p>zip 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2"/>
          <table:table-cell table:style-name="ce54" office:value-type="string" calcext:value-type="string">
            <text:p>file zip</text:p>
          </table:table-cell>
          <table:table-cell table:number-columns-repeated="10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9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style-name="ce71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9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13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76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table:style-name="ce47" office:value-type="string" calcext:value-type="string">
            <text:p>'/VERYSILENT...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-cv 64</text:p>
          </table:table-cell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3" office:value-type="string" calcext:value-type="string">
            <text:p>FV APPDATA EXE+AUTOHOTKEY</text:p>
          </table:table-cell>
          <table:table-cell table:number-columns-repeated="13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9"/>
          <table:table-cell table:style-name="ce61" office:value-type="float" office:value="20140625" calcext:value-type="float">
            <text:p>20140625</text:p>
          </table:table-cell>
          <table:table-cell table:style-name="ce73"/>
          <table:table-cell/>
          <table:table-cell table:style-name="ce65"/>
          <table:table-cell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3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9"/>
          <table:table-cell table:number-columns-repeated="5"/>
          <table:table-cell table:style-name="ce77" office:value-type="string" calcext:value-type="string">
            <text:p>OFFICI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6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59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-cv 86</text:p>
          </table:table-cell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2"/>
          <table:table-cell table:number-columns-repeated="4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/>
          <table:table-cell table:style-name="ce73"/>
          <table:table-cell table:number-columns-repeated="3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76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54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pu-z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S</text:p>
          </table:table-cell>
          <table:table-cell table:style-name="ce8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65"/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lo.ru</text:p>
          </table:table-cell>
          <table:table-cell table:style-name="ce54"/>
          <table:table-cell table:style-name="ce54" office:value-type="string" calcext:value-type="string">
            <text:p>3u</text:p>
          </table:table-cell>
          <table:table-cell table:style-name="ce7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instalki.p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3S</text:p>
          </table:table-cell>
          <table:table-cell table:style-name="ce7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esur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onic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54" office:value-type="string" calcext:value-type="string">
            <text:p>OWNCLOUD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river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style-name="ce92" table:number-columns-repeated="2"/>
          <table:table-cell table:number-columns-repeated="225"/>
        </table:table-row>
        <table:table-row table:style-name="ro3">
          <table:table-cell table:style-name="ce20" office:value-type="string" calcext:value-type="string">
            <text:p>drivergeniu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emu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/>
          <table:table-cell table:number-columns-repeated="4"/>
          <table:table-cell table:style-name="ce54"/>
          <table:table-cell table:style-name="ce76"/>
          <table:table-cell table:style-name="ce54"/>
          <table:table-cell table:style-name="ce81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2" table:number-columns-repeated="2"/>
          <table:table-cell/>
          <table:table-cell table:style-name="ce6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game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tv</text:p>
          </table:table-cell>
          <table:table-cell table:style-name="ce6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table:style-name="ce52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9"/>
          <table:table-cell table:number-columns-repeated="5"/>
          <table:table-cell table:style-name="ce76" office:value-type="string" calcext:value-type="string">
            <text:p>instalki.pl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disabled</text:p>
          </table:table-cell>
          <table:table-cell table:style-name="ce54" office:value-type="string" calcext:value-type="string">
            <text:p>1a</text:p>
          </table:table-cell>
          <table:table-cell table:style-name="ce8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/>
          <table:table-cell table:style-name="ce21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2S</text:p>
          </table:table-cell>
          <table:table-cell table:style-name="ce8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2"/>
          <table:table-cell/>
          <table:table-cell table:style-name="ce9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4"/>
          <table:table-cell table:style-name="ce76"/>
          <table:table-cell table:style-name="ce78"/>
          <table:table-cell table:style-name="ce81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4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3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54" office:value-type="string" calcext:value-type="string">
            <text:p>comss.ru</text:p>
          </table:table-cell>
          <table:table-cell table:style-name="ce54"/>
          <table:table-cell table:style-name="ce54" office:value-type="string" calcext:value-type="string">
            <text:p>1vrs</text:p>
          </table:table-cell>
          <table:table-cell table:style-name="ce8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g</text:p>
          </table:table-cell>
          <table:table-cell table:style-name="ce8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8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number-columns-repeated="15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8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4</text:p>
          </table:table-cell>
          <table:table-cell table:style-name="ce8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------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9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3</text:p>
          </table:table-cell>
          <table:table-cell table:style-name="ce89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2"/>
          <table:table-cell/>
          <table:table-cell table:style-name="ce7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90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20" office:value-type="string" calcext:value-type="string">
            <text:p>softwareinform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oftwareinformer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9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54" office:value-type="string" calcext:value-type="string">
            <text:p>11v1</text:p>
          </table:table-cell>
          <table:table-cell table:style-name="ce91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2"/>
          <table:table-cell/>
          <table:table-cell table:style-name="ce97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9" office:value-type="string" calcext:value-type="string">
            <text:p>disabled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menurevi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60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50" office:value-type="string" calcext:value-type="string">
            <text:p>'/VERYSILENT...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4"/>
          <table:table-cell table:number-columns-repeated="2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1" office:value-type="float" office:value="20140422" calcext:value-type="float">
            <text:p>20140422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3" office:value-type="string" calcext:value-type="string">
            <text:p>testing to integrate in automatic</text:p>
          </table:table-cell>
          <table:table-cell table:number-columns-repeated="2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6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6" office:value-type="string" calcext:value-type="string">
            <text:p>owncloud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6" office:value-type="string" calcext:value-type="string">
            <text:p>like acr +-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4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3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8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78"/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infospyware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2" office:value-type="float" office:value="20140615" calcext:value-type="float">
            <text:p>20140615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4" office:value-type="string" calcext:value-type="string">
            <text:p>1vs</text:p>
          </table:table-cell>
          <table:table-cell table:style-name="ce8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wincontig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4" office:value-type="string" calcext:value-type="string">
            <text:p>11v2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4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65" calcext:value-type="float">
            <text:p>65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5:21:19.3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6:08:05.223000000</dc:date>
    <meta:editing-duration>PT18H30M28S</meta:editing-duration>
    <meta:editing-cycles>155</meta:editing-cycles>
    <meta:generator>LibreOffice/4.3.4.1$Windows_x86 LibreOffice_project/bc356b2f991740509f321d70e4512a6a54c5f243</meta:generator>
    <meta:document-statistic meta:table-count="2" meta:cell-count="1404" meta:object-count="0"/>
  </office:meta>
</office:document-meta>
</file>